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89cm" fo:min-width="9.533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0.614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255cm" fo:min-width="0.615cm"/>
    </style:style>
    <style:style style:name="gr4" style:family="graphic" style:parent-style-name="standard">
      <style:graphic-properties draw:stroke="none" svg:stroke-color="#000000" draw:fill="none" draw:fill-color="#ffffff" fo:min-height="11.25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88cm" fo:min-width="9.533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347cm" fo:min-width="0.61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9.533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346cm" fo:min-width="0.614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1.346cm" fo:min-width="0.615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1.347cm" fo:min-width="0.615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345cm" fo:min-width="0.615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345cm" fo:min-width="0.614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1.255cm" fo:min-width="0.6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outline="false" fo:font-size="14pt" fo:text-shadow="none" style:text-underline-style="solid" style:text-underline-width="auto" style:text-underline-color="#000000" fo:font-weight="bold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4pt" fo:text-shadow="none" fo:font-weight="bold" style:font-size-asian="18pt" style:font-size-complex="18pt"/>
    </style:style>
    <style:style style:name="T4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033cm" svg:height="0.939cm" svg:x="5.821cm" svg:y="25.837cm">
          <text:p text:style-name="P1">Be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0.033cm" svg:height="0.939cm" svg:x="5.821cm" svg:y="23.02cm">
          <text:p text:style-name="P1">V 1.0 Minimum G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14cm" svg:height="1.504cm" svg:x="5.821cm" svg:y="24.146cm">
          <text:p text:style-name="P1">1-1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15cm" svg:height="1.505cm" svg:x="7.985cm" svg:y="24.14cm">
          <text:p text:style-name="P1">1-2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14cm" svg:height="1.504cm" svg:x="14.74cm" svg:y="24.146cm">
          <text:p text:style-name="P1">1-5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8.161cm" svg:height="13.727cm" svg:x="1.122cm" svg:y="0.487cm">
          <draw:text-box>
            <text:p><text:span text:style-name="T1">TECH PLAN</text:span></text:p>
            <text:p><text:span text:style-name="T2">1-1: Level Generation System (Damien | D:3)</text:span></text:p>
            <text:p><text:span text:style-name="T2">1-2: Win Screen (Kacy | D:1)</text:span></text:p>
            <text:p><text:span text:style-name="T2">1-3: Lose Screen (Kacy | D:1)</text:span></text:p>
            <text:p><text:span text:style-name="T2">1-4: Implement Enemy Spawners ( 1 Type ) (Sarah | D:2)</text:span></text:p>
            <text:p><text:span text:style-name="T2">1-5: Graphical UI Display (Damien | D:2)</text:span></text:p>
            <text:p><text:span text:style-name="T3">TOTAL: Damien(5) Sarah(2) Kacy(2) Andrei(0)</text:span></text:p>
            <text:p><text:span text:style-name="T2"/></text:p>
            <text:p><text:span text:style-name="T2">2-1: Implement Basic Weapon Spreads (Andrei | D:1)</text:span></text:p>
            <text:p><text:span text:style-name="T2">2-2: Implement Pickups System (Damien | D:2)</text:span></text:p>
            <text:p><text:span text:style-name="T2">2-3: High Score Statistics Tracking (TBD [AM or SJ] | D:2)</text:span></text:p>
            <text:p><text:span text:style-name="T4">TOTAL: Damien(7) Sarah(2) Andrei(1) Kacy(2)</text:span></text:p>
            <text:p><text:span text:style-name="T2"/></text:p>
            <text:p><text:span text:style-name="T2">3-1: Implement High Score Menu (Damien | D:1)</text:span></text:p>
            <text:p><text:span text:style-name="T2">3-3: Implement File IO System (Sarah | D:3)</text:span></text:p>
            <text:p><text:span text:style-name="T2">3-3: Implement Pause Menu (Andrei | D:2)</text:span></text:p>
            <text:p><text:span text:style-name="T2">3-4: Implement Spawn Second Enemy Type (Sarah | D:1)</text:span></text:p>
            <text:p><text:span text:style-name="T4">TOTAL: Damien(8) Sarah(6) Andrei(3) Kacy(2)</text:span></text:p>
            <text:p><text:span text:style-name="T2"/></text:p>
            <text:p><text:span text:style-name="T2">4-1: Implement Real-Time Updating Weapons ( At least 1 ) (Andrei | D:3)</text:span></text:p>
            <text:p><text:span text:style-name="T2">4-2: Implement Difficulty Setting (Damien | D:2)</text:span></text:p>
            <text:p><text:span text:style-name="T2">3-4: Implement Spawn Third Enemy Type (Sarah | D:1)</text:span></text:p>
            <text:p><text:span text:style-name="T4">TOTAL: Damien(10) Sarah(7) Andrei(6) Kacy(2)</text:span></text:p>
            <text:p/>
          </draw:text-box>
        </draw:frame>
        <draw:custom-shape draw:style-name="gr5" draw:text-style-name="P2" draw:layer="layout" svg:width="10.033cm" svg:height="0.938cm" svg:x="5.821cm" svg:y="20.109cm">
          <text:p text:style-name="P1">V 2.0 Minimum Alph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14cm" svg:height="1.597cm" svg:x="7.494cm" svg:y="21.235cm">
          <text:p text:style-name="P1">2-1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15cm" svg:height="1.505cm" svg:x="12.51cm" svg:y="24.14cm">
          <text:p text:style-name="P1">1-4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14cm" svg:height="1.597cm" svg:x="13.067cm" svg:y="21.235cm">
          <text:p text:style-name="P1">2-3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0.033cm" svg:height="0.937cm" svg:x="5.821cm" svg:y="17.199cm">
          <text:p text:style-name="P1">V 3.0 <text:s/>Ideal Alph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114cm" svg:height="1.596cm" svg:x="6.542cm" svg:y="18.353cm">
          <text:p text:style-name="P1">3-1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114cm" svg:height="1.596cm" svg:x="13.559cm" svg:y="18.353cm">
          <text:p text:style-name="P1">3-4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0.033cm" svg:height="0.939cm" svg:x="5.821cm" svg:y="14.33cm">
          <text:p text:style-name="P1">V 4.0 <text:s/>Extended Alph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115cm" svg:height="1.596cm" svg:x="8.996cm" svg:y="18.322cm">
          <text:p text:style-name="P1">3-2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115cm" svg:height="1.597cm" svg:x="10.28cm" svg:y="21.235cm">
          <text:p text:style-name="P1">2-2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15cm" svg:height="1.595cm" svg:x="7.472cm" svg:y="15.444cm">
          <text:p text:style-name="P1">4-1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15cm" svg:height="1.595cm" svg:x="13.047cm" svg:y="15.444cm">
          <text:p text:style-name="P1">4-3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.114cm" svg:height="1.595cm" svg:x="10.26cm" svg:y="15.444cm">
          <text:p text:style-name="P1">4-2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114cm" svg:height="1.505cm" svg:x="10.346cm" svg:y="24.14cm">
          <text:p text:style-name="P1">1-3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115cm" svg:height="1.596cm" svg:x="11.183cm" svg:y="18.322cm">
          <text:p text:style-name="P1">3-3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6cm" fo:margin-bottom="0cm" fo:margin-left="0.106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23:13:37.388717602</meta:creation-date>
    <meta:editing-duration>PT13M1S</meta:editing-duration>
    <meta:editing-cycles>6</meta:editing-cycles>
    <meta:generator>LibreOffice/5.0.3.2$Linux_X86_64 LibreOffice_project/00m0$Build-2</meta:generator>
    <meta:initial-creator>Abathur </meta:initial-creator>
    <dc:date>2016-02-21T08:18:44.067772492</dc:date>
    <dc:creator>Abathur </dc:creator>
    <meta:document-statistic meta:object-count="21"/>
  </office:meta>
</office:document-meta>
</file>